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style:text-properties officeooo:rsid="001cb26e" officeooo:paragraph-rsid="001cb26e"/>
    </style:style>
    <style:style style:name="P2" style:family="paragraph" style:parent-style-name="Standard">
      <style:paragraph-properties fo:line-height="200%" fo:text-align="center" style:justify-single-word="false"/>
      <style:text-properties officeooo:rsid="001cb26e" officeooo:paragraph-rsid="001cb26e"/>
    </style:style>
    <style:style style:name="P3" style:family="paragraph" style:parent-style-name="Standard">
      <style:paragraph-properties fo:line-height="200%" fo:text-align="start" style:justify-single-word="false"/>
      <style:text-properties officeooo:rsid="001cb26e" officeooo:paragraph-rsid="001cb26e"/>
    </style:style>
    <style:style style:name="P4" style:family="paragraph" style:parent-style-name="Standard">
      <style:paragraph-properties fo:line-height="200%" fo:text-align="start" style:justify-single-word="false"/>
      <style:text-properties officeooo:rsid="001cb26e" officeooo:paragraph-rsid="0028ecbf"/>
    </style:style>
    <style:style style:name="P5" style:family="paragraph" style:parent-style-name="Standard">
      <style:paragraph-properties fo:line-height="200%"/>
    </style:style>
    <style:style style:name="T1" style:family="text">
      <style:text-properties officeooo:rsid="002032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Readings:</text:p>
      <text:p text:style-name="P1">AIMA CH 18,19, &amp; 20 (132 pgs)</text:p>
      <text:p text:style-name="P1">PFDA CH 1 – 6 (190 pgs)</text:p>
      <text:p text:style-name="P1">AIMA CH 1- 7 (204 pgs)</text:p>
      <text:p text:style-name="P1"/>
      <text:p text:style-name="P2">Studies</text:p>
      <text:p text:style-name="P4"><text:tab/><text:span text:style-name="T1">Through the course of my directed independent study of machine learning and its applications I have 1) learned a high-level understanding of the field and <text:s/>2) gotten first-hand experience working with data and implementing machine learning algorithms to make predictions. I spent the first 10 weeks on the former and the final 5 on the latter. My readings included chapters from 3 different books totaling over 500 pages as well as relevant online articles and documentation. The chapters from Artificial Intelligence: A Modern Approach provided a theoretical overview of supervised and probabilistic learning techniques. From these chapters I learned more about the most popular algorithms (linear regression, SVMs, naive bayes, decision trees, etc) and when each is most useful. Relevant to all the techniques is the matter of managing the bias vs variance trade-off, hyperparameter tuning, and model evaluation. A biased model is one that has low complexity and underfits the training data, whereas a model with low variance has high complexity and overfits the training data. Overfitting and underfitting are two major sources of error and describe a model’s inability to generalize to new data. A good model then should simultaneously minimize these two errors and give a good balance between the two extremes. We can control this if Hyperparameter tuning involves finding the set of hyperparameters (values that control the learning process, such as learning rate, tree depth, number of clusters, etc) that result in the best model. </text:span></text:p>
      <text:p text:style-name="P3"/>
      <text:p text:style-name="P3"><text:soft-page-break/></text:p>
      <text:p text:style-name="P2"/>
      <text:p text:style-name="P2">Application</text:p>
      <text:p text:style-name="P2"/>
      <text:p text:style-name="P2">Result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8:51:02.179482100</meta:creation-date>
    <dc:date>2019-04-25T00:57:41.849772999</dc:date>
    <meta:editing-duration>PT15M13S</meta:editing-duration>
    <meta:editing-cycles>3</meta:editing-cycles>
    <meta:generator>LibreOffice/6.0.7.3$Linux_X86_64 LibreOffice_project/00m0$Build-3</meta:generator>
    <meta:document-statistic meta:table-count="0" meta:image-count="0" meta:object-count="0" meta:page-count="2" meta:paragraph-count="8" meta:word-count="263" meta:character-count="1648" meta:non-whitespace-character-count="1389"/>
  </office:meta>
</office:document-meta>
</file>